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(5+3)*123</text:p>
          </table:table-cell>
          <table:table-cell table:number-columns-repeated="16382" table:style-name="ce1"/>
        </table:table-row>
        <table:table-row table:style-name="ro1">
          <table:table-cell/>
          <table:table-cell table:number-columns-repeated="3" table:style-name="ce1"/>
          <table:table-cell office:value-type="float" office:value="0" table:style-name="ce2">
            <text:p>0</text:p>
          </table:table-cell>
          <table:table-cell table:number-columns-repeated="16379" table:style-name="ce1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0 2</text:p>
          </table:table-cell>
          <table:table-cell table:style-name="ce1"/>
          <table:table-cell office:value-type="string" table:style-name="ce1">
            <text:p>(</text:p>
          </table:table-cell>
          <table:table-cell table:number-columns-repeated="16377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0 2 3</text:p>
          </table:table-cell>
          <table:table-cell table:style-name="ce1"/>
          <table:table-cell office:value-type="string" table:style-name="ce1">
            <text:p>(1</text:p>
          </table:table-cell>
          <table:table-cell table:number-columns-repeated="16377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0 2 6</text:p>
          </table:table-cell>
          <table:table-cell table:style-name="ce1"/>
          <table:table-cell office:value-type="string" table:style-name="ce1">
            <text:p>(E</text:p>
          </table:table-cell>
          <table:table-cell table:number-columns-repeated="16377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0 2 6 4</text:p>
          </table:table-cell>
          <table:table-cell table:style-name="ce1"/>
          <table:table-cell office:value-type="string" table:style-name="ce1">
            <text:p>(E+</text:p>
          </table:table-cell>
          <table:table-cell table:number-columns-repeated="16377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0 2 6 4 3</text:p>
          </table:table-cell>
          <table:table-cell table:style-name="ce1"/>
          <table:table-cell office:value-type="string" table:style-name="ce1">
            <text:p>(E+34</text:p>
          </table:table-cell>
          <table:table-cell table:number-columns-repeated="16377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0 2 6 4 7</text:p>
          </table:table-cell>
          <table:table-cell table:style-name="ce1"/>
          <table:table-cell office:value-type="string" table:style-name="ce1">
            <text:p>(E+E</text:p>
          </table:table-cell>
          <table:table-cell table:number-columns-repeated="16377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0 2 6</text:p>
          </table:table-cell>
          <table:table-cell table:style-name="ce1"/>
          <table:table-cell office:value-type="string" table:style-name="ce1">
            <text:p>(E</text:p>
          </table:table-cell>
          <table:table-cell table:number-columns-repeated="16377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0 2 6 9</text:p>
          </table:table-cell>
          <table:table-cell table:style-name="ce1"/>
          <table:table-cell office:value-type="string" table:style-name="ce1">
            <text:p>(E)</text:p>
          </table:table-cell>
          <table:table-cell table:number-columns-repeated="16377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0 1</text:p>
          </table:table-cell>
          <table:table-cell table:style-name="ce1"/>
          <table:table-cell office:value-type="string" table:style-name="ce1">
            <text:p>E</text:p>
          </table:table-cell>
          <table:table-cell table:number-columns-repeated="16377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0 1 5</text:p>
          </table:table-cell>
          <table:table-cell table:style-name="ce1"/>
          <table:table-cell office:value-type="string" table:style-name="ce1">
            <text:p>E*</text:p>
          </table:table-cell>
          <table:table-cell table:number-columns-repeated="16377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0 1 5 3</text:p>
          </table:table-cell>
          <table:table-cell table:style-name="ce1"/>
          <table:table-cell office:value-type="string" table:style-name="ce1">
            <text:p>E*123</text:p>
          </table:table-cell>
          <table:table-cell table:number-columns-repeated="16377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0 1 5 8</text:p>
          </table:table-cell>
          <table:table-cell table:style-name="ce1"/>
          <table:table-cell office:value-type="string" table:style-name="ce1">
            <text:p>E*E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string" table:style-name="ce1">
            <text:p>0 1</text:p>
          </table:table-cell>
          <table:table-cell table:style-name="ce1"/>
          <table:table-cell office:value-type="string" table:style-name="ce1">
            <text:p>E</text:p>
          </table:table-cell>
          <table:table-cell table:number-columns-repeated="16377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827</meta:generator>
    <dc:creator>Grégoire de Lambertye</dc:creator>
    <meta:creation-date>2022-02-14T11:35:16Z</meta:creation-date>
    <dc:date>2022-02-28T16:49:51Z</dc:date>
    <meta:editing-cycles>1</meta:editing-cycles>
    <meta:editing-duration>PT168S</meta:editing-duration>
  </office:meta>
</office:document-meta>
</file>